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40000044C800D44EE9EEEA5A4.png" manifest:media-type="image/png"/>
  <manifest:file-entry manifest:full-path="Pictures/10000000000007940000044C883FD6839F4CEA6D.png" manifest:media-type="image/png"/>
  <manifest:file-entry manifest:full-path="Pictures/10000000000007940000044CEF61A7FDDB0C86FC.png" manifest:media-type="image/png"/>
  <manifest:file-entry manifest:full-path="Pictures/10000000000007940000044C649481B02349D084.png" manifest:media-type="image/png"/>
  <manifest:file-entry manifest:full-path="Pictures/10000000000007940000044C1659BCA361B0A890.png" manifest:media-type="image/png"/>
  <manifest:file-entry manifest:full-path="Pictures/10000000000007940000044C12E32DB514D838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422cm" fo:min-width="1.516cm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446cm" fo:min-width="1.54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657cm" fo:min-width="0.833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657cm" fo:min-width="0.48cm" fo:padding-top="0.166cm" fo:padding-bottom="0.166cm" fo:padding-left="0.291cm" fo:padding-right="0.29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776cm" svg:height="15.749cm" svg:x="0.171cm" svg:y="0.04cm">
          <draw:image xlink:href="Pictures/10000000000007940000044C12E32DB514D83821.png" xlink:type="simple" xlink:show="embed" xlink:actuate="onLoad" draw:mime-type="image/png">
            <text:p/>
          </draw:image>
        </draw:frame>
        <draw:custom-shape draw:style-name="gr3" draw:text-style-name="P2" draw:layer="layout" svg:width="3cm" svg:height="1.1cm" svg:x="1.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5cm" svg:y1="5.5cm" svg:x2="3.5cm" svg:y2="4.1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1659BCA361B0A890.png" xlink:type="simple" xlink:show="embed" xlink:actuate="onLoad" draw:mime-type="image/png">
            <text:p/>
          </draw:image>
        </draw:frame>
        <draw:custom-shape draw:style-name="gr6" draw:text-style-name="P2" draw:layer="layout" svg:width="3cm" svg:height="1.1cm" svg:x="2.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521cm" svg:y1="5.4cm" svg:x2="4.521cm" svg:y2="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649481B02349D084.png" xlink:type="simple" xlink:show="embed" xlink:actuate="onLoad" draw:mime-type="image/png">
            <text:p/>
          </draw:image>
        </draw:frame>
        <draw:custom-shape draw:style-name="gr7" draw:text-style-name="P2" draw:layer="layout" svg:width="1.999cm" svg:height="1.399cm" svg:x="0.3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cm" svg:y1="6.2cm" svg:x2="2cm" svg:y2="4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EF61A7FDDB0C86FC.png" xlink:type="simple" xlink:show="embed" xlink:actuate="onLoad" draw:mime-type="image/png">
            <text:p/>
          </draw:image>
        </draw:frame>
        <draw:custom-shape draw:style-name="gr8" draw:text-style-name="P2" draw:layer="layout" svg:width="1.5cm" svg:height="1.399cm" svg:x="20.9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3.1cm" svg:y1="15.4cm" svg:x2="22.1cm" svg:y2="1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800D44EE9EEEA5A4.png" xlink:type="simple" xlink:show="embed" xlink:actuate="onLoad" draw:mime-type="image/png">
            <text:p/>
          </draw:image>
        </draw:frame>
        <draw:custom-shape draw:style-name="gr7" draw:text-style-name="P2" draw:layer="layout" svg:width="1.999cm" svg:height="1.399cm" svg:x="13.0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999cm" svg:height="1.399cm" svg:x="9.40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883FD6839F4CEA6D.png" xlink:type="simple" xlink:show="embed" xlink:actuate="onLoad" draw:mime-type="image/png">
            <text:p/>
          </draw:image>
        </draw:frame>
        <draw:custom-shape draw:style-name="gr7" draw:text-style-name="P2" draw:layer="layout" svg:width="1.999cm" svg:height="1.399cm" svg:x="13.0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999cm" svg:height="1.399cm" svg:x="9.50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1:45:40.791670387</meta:creation-date>
    <dc:date>2023-03-14T22:51:05.993954843</dc:date>
    <meta:editing-duration>PT2H12M49S</meta:editing-duration>
    <meta:editing-cycles>7</meta:editing-cycles>
    <meta:generator>LibreOffice/7.3.7.2$Linux_X86_64 LibreOffice_project/30$Build-2</meta:generator>
    <meta:document-statistic meta:object-count="53"/>
  </office:meta>
</office:document-meta>
</file>